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damina" svg:font-family="Adamina" style:font-pitch="variable"/>
    <style:font-face style:name="Coda" svg:font-family="Coda" style:font-pitch="variable"/>
    <style:font-face style:name="Terminal Dosis" svg:font-family="'Terminal Dosi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996cm" fo:min-width="1cm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end="Arrow" draw:marker-end-width="0.075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152cm" svg:stroke-color="#c5000b" draw:marker-start="Arrow" draw:marker-start-width="0.496cm" draw:marker-end="Arrow" draw:marker-end-width="0.496cm" draw:fill-color="#c5000b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025cm" svg:stroke-color="#00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-width="0.237cm" draw:marker-end-width="0.237cm" draw:fill-color="#729fcf" draw:textarea-horizontal-align="justify" draw:textarea-vertical-align="middle" draw:auto-grow-height="false" fo:min-height="0.996cm" fo:min-width="1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c5000b" draw:textarea-horizontal-align="justify" draw:textarea-vertical-align="middle" draw:auto-grow-height="false" fo:min-height="0.615cm" fo:min-width="1cm" fo:padding-top="0.137cm" fo:padding-bottom="0.137cm" fo:padding-left="0.262cm" fo:padding-right="0.262cm"/>
    </style:style>
    <style:style style:name="P1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" style:family="paragraph">
      <loext:graphic-properties draw:fill="none"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cfe7f5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line-height="100%"/>
      <style:text-properties style:font-name="Consolas" fo:font-size="6pt" style:font-size-asian="6pt" style:font-size-complex="6pt"/>
    </style:style>
    <style:style style:name="P9" style:family="paragraph">
      <loext:graphic-properties draw:fill="none" draw:fill-color="#ffffff"/>
      <style:paragraph-properties fo:line-height="100%"/>
      <style:text-properties style:font-name="Consolas" fo:font-size="6pt" style:font-size-asian="6pt" style:font-size-complex="6pt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729fcf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-color="#c5000b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Consolas" fo:font-size="6pt" style:font-size-asian="6pt" style:font-size-complex="6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74cm" svg:height="0.987cm" svg:x="4.822cm" svg:y="1.41cm">
          <draw:text-box>
            <text:p text:style-name="P1"><text:span text:style-name="T1">Stack </text:span></text:p>
            <text:p text:style-name="P1"><text:span text:style-name="T1">before OSR</text:span></text:p>
          </draw:text-box>
        </draw:frame>
        <draw:line draw:style-name="gr2" draw:text-style-name="P3" draw:layer="layout" svg:x1="10.144cm" svg:y1="1.508cm" svg:x2="10.144cm" svg:y2="5.318cm">
          <text:p/>
        </draw:line>
        <draw:line draw:style-name="gr2" draw:text-style-name="P3" draw:layer="layout" svg:x1="11.668cm" svg:y1="1.508cm" svg:x2="11.668cm" svg:y2="5.318cm">
          <text:p/>
        </draw:line>
        <draw:custom-shape draw:style-name="gr3" draw:text-style-name="P5" draw:layer="layout" svg:width="1.524cm" svg:height="1.27cm" svg:x="10.144cm" svg:y="3.159cm">
          <text:p text:style-name="P4"><text:span text:style-name="T2">method1</text:span></text:p>
          <text:p text:style-name="P4"><text:span text:style-name="T2">dead</text:span></text:p>
          <text:p text:style-name="P4"><text:span text:style-name="T2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906cm" svg:y1="2.27cm" svg:x2="10.906cm" svg:y2="1.508cm">
          <text:p/>
        </draw:line>
        <draw:frame draw:style-name="gr1" draw:text-style-name="P7" draw:layer="layout" svg:width="1.991cm" svg:height="0.987cm" svg:x="8.28cm" svg:y="1.381cm">
          <draw:text-box>
            <text:p text:style-name="P6"><text:span text:style-name="T1">Stack</text:span></text:p>
            <text:p text:style-name="P6"><text:span text:style-name="T1">after OSR</text:span></text:p>
          </draw:text-box>
        </draw:frame>
        <draw:frame draw:style-name="gr1" draw:text-style-name="P9" draw:layer="layout" svg:width="3.066cm" svg:height="2.243cm" svg:x="6.08cm" svg:y="3.286cm">
          <draw:text-box>
            <text:p text:style-name="P8"><text:span text:style-name="T3">void method1 {</text:span></text:p>
            <text:p text:style-name="P8"><text:span text:style-name="T3"><text:s text:c="4"/>…</text:span></text:p>
            <text:p text:style-name="P8"><text:span text:style-name="T3"><text:s text:c="4"/></text:span><text:span text:style-name="T3">while (i &lt; n) <text:s/>{</text:span></text:p>
            <text:p text:style-name="P8"><text:span text:style-name="T3"><text:s text:c="8"/></text:span><text:span text:style-name="T3">// OSR here</text:span></text:p>
            <text:p text:style-name="P8"><text:span text:style-name="T3"><text:s text:c="8"/></text:span><text:span text:style-name="T3">...</text:span></text:p>
            <text:p text:style-name="P8"><text:span text:style-name="T3"><text:s text:c="4"/></text:span><text:span text:style-name="T3">}</text:span></text:p>
            <text:p text:style-name="P8"><text:span text:style-name="T3"><text:s text:c="4"/>…</text:span></text:p>
            <text:p text:style-name="P8"><text:span text:style-name="T3">}</text:span></text:p>
          </draw:text-box>
        </draw:frame>
        <draw:line draw:style-name="gr5" draw:text-style-name="P10" draw:layer="layout" svg:x1="5.699cm" svg:y1="2.905cm" svg:x2="9.382cm" svg:y2="2.905cm">
          <text:p/>
        </draw:line>
        <draw:frame draw:style-name="gr1" draw:text-style-name="P12" draw:layer="layout" svg:width="1.517cm" svg:height="0.787cm" svg:x="6.722cm" svg:y="2.245cm">
          <draw:text-box>
            <text:p text:style-name="P11"><text:span text:style-name="T4">OSR</text:span></text:p>
          </draw:text-box>
        </draw:frame>
        <draw:custom-shape draw:style-name="gr6" draw:text-style-name="P13" draw:layer="layout" svg:width="0.127cm" svg:height="0.127cm" svg:x="10.90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127cm" svg:height="0.127cm" svg:x="10.906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127cm" svg:height="0.127cm" svg:x="10.906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3.413cm" svg:y1="1.508cm" svg:x2="3.413cm" svg:y2="5.318cm">
          <text:p/>
        </draw:line>
        <draw:line draw:style-name="gr2" draw:text-style-name="P3" draw:layer="layout" svg:x1="4.937cm" svg:y1="1.508cm" svg:x2="4.937cm" svg:y2="5.318cm">
          <text:p/>
        </draw:line>
        <draw:custom-shape draw:style-name="gr7" draw:text-style-name="P14" draw:layer="layout" svg:width="1.524cm" svg:height="1.27cm" svg:x="3.413cm" svg:y="3.159cm">
          <text:p text:style-name="P4"><text:span text:style-name="T2">method1</text:span></text:p>
          <text:p text:style-name="P4"><text:span text:style-name="T2">interpreted</text:span></text:p>
          <text:p text:style-name="P4"><text:span text:style-name="T2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175cm" svg:y1="2.27cm" svg:x2="4.175cm" svg:y2="1.508cm">
          <text:p/>
        </draw:line>
        <draw:custom-shape draw:style-name="gr6" draw:text-style-name="P13" draw:layer="layout" svg:width="0.127cm" svg:height="0.127cm" svg:x="4.17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127cm" svg:height="0.127cm" svg:x="4.175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127cm" svg:height="0.127cm" svg:x="4.175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5" draw:layer="layout" svg:width="1.524cm" svg:height="0.889cm" svg:x="10.144cm" svg:y="2.397cm">
          <text:p text:style-name="P4"><text:span text:style-name="T2">method1</text:span></text:p>
          <text:p text:style-name="P4"><text:span text:style-name="T2">Compiled</text:span></text:p>
          <text:p text:style-name="P4"><text:span text:style-name="T2">fr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damina" svg:font-family="Adamina" style:font-pitch="variable"/>
    <style:font-face style:name="Coda" svg:font-family="Coda" style:font-pitch="variable"/>
    <style:font-face style:name="Terminal Dosis" svg:font-family="'Terminal Dosi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0:38:07.241593549</meta:creation-date>
    <dc:date>2015-05-25T11:00:50.761984773</dc:date>
    <meta:editing-duration>PT5M11S</meta:editing-duration>
    <meta:editing-cycles>1</meta:editing-cycles>
    <meta:document-statistic meta:object-count="20"/>
    <meta:generator>LibreOffice/4.4.3.2$Linux_X86_64 LibreOffice_project/40m0$Build-2</meta:generator>
  </office:meta>
</office:document-meta>
</file>